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9b7c6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name-complex="JetBrains Mono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16378"/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1637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8"/>
        </table:table-row>
        <table:table-row table:style-name="ro1">
          <table:table-cell table:style-name="ce2" office:value-type="string" calcext:value-type="string">
            <text:p>56 64 36 3 22 35</text:p>
          </table:table-cell>
          <table:table-cell table:number-columns-repeated="5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Элеонора Табакова</meta:initial-creator>
    <dc:creator>Элеонора Табакова</dc:creator>
    <meta:creation-date>2023-07-11T21:50:02</meta:creation-date>
    <dc:date>2023-07-11T21:56:20</dc:date>
    <meta:generator>LibreOffice/25.2.7.2$MacOSX_AARCH64 LibreOffice_project/5cbfd1ab6520636bb5f7b99185aa69bd7456825d</meta:generator>
    <meta:document-statistic meta:table-count="1" meta:cell-count="6001" meta:object-count="0"/>
    <meta:user-defined meta:name="AppVersion">16.0300</meta:user-defined>
  </office:meta>
</office:document-meta>
</file>